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CB00000038170F44FE6673308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26cm" svg:stroke-color="#000000" draw:stroke-linejoin="miter" draw:fill="bitmap" draw:fill-color="#808080" draw:fill-image-name="Bitmap_20_1" style:repeat="stretch" draw:textarea-horizontal-align="justify" draw:textarea-vertical-align="middle" draw:auto-grow-height="false" fo:min-height="1.217cm" fo:min-width="9.831cm" fo:padding-top="0cm" fo:padding-bottom="0cm" fo:padding-left="0cm" fo:padding-right="0cm" fo:wrap-option="no-wrap" draw:shadow-color="#808080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bitmap" draw:fill-color="#808080" draw:fill-image-name="Bitmap_20_1" style:repeat="stretch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loext:graphic-properties draw:fill-color="#ffffff"/>
    </style:style>
    <style:style style:name="T1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_s6149" draw:style-name="gr1" draw:text-style-name="P2" draw:layer="layout" svg:width="12.959cm" svg:height="1.603cm" svg:x="7.62cm" svg:y="6.984cm">
          <text:list text:style-name="L1">
            <text:list-header>
              <text:p text:style-name="P1"><text:span text:style-name="T1">Nnn!@#123asf@w42a</text:span></text:p>
              <text:p text:style-name="P1"><text:span text:style-name="T1">nn</text:span><text:span text:style-name="T1"><text:tab/></text:span></text:p>
            </text:list-header>
          </text:list>
          <draw:enhanced-geometry draw:text-rotate-angle="-180" svg:viewBox="0 0 21600 21600" draw:mirror-vertical="true" draw:extrusion="true" draw:extrusion-depth="2.54cm 0" draw:extrusion-light-face="true" draw:extrusion-first-light-harsh="true" draw:extrusion-second-light-harsh="false" draw:extrusion-metal="false" dr3d:projection="parallel" draw:extrusion-color="false" draw:glue-points="?f6 10800 10800 21600 ?f5 10800 10800 0" draw:text-areas="?f3 ?f3 ?f4 ?f4" draw:type="trapezoid" draw:modifiers="15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1CB00000038170F44FE6673308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06T12:51:35.364433920</meta:creation-date>
    <dc:date>2021-04-06T12:51:59.298164241</dc:date>
    <meta:editing-duration>PT25S</meta:editing-duration>
    <meta:editing-cycles>1</meta:editing-cycles>
    <meta:document-statistic meta:object-count="24"/>
    <meta:generator>LibreOfficeDev/7.2.0.0.alpha0$Linux_X86_64 LibreOffice_project/c47ad11f8c2e917adebbd5d7b3a3ef6cc4b3e670</meta:generator>
  </office:meta>
</office:document-meta>
</file>